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2c5665" draw:marker-start-width="0.252cm" draw:marker-end-width="0.252cm" draw:fill-color="#4e8597" draw:textarea-horizontal-align="justify" draw:textarea-vertical-align="top" draw:auto-grow-height="false" fo:min-height="5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2c5665" draw:marker-start-width="0.252cm" draw:marker-end-width="0.252cm" draw:fill-color="#4e8597" draw:textarea-horizontal-align="justify" draw:textarea-vertical-align="top" draw:auto-grow-height="false" fo:min-height="5.95cm" fo:min-width="5.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57483b" draw:marker-start-width="0.252cm" draw:marker-end-width="0.252cm" draw:fill-color="#857160" draw:textarea-horizontal-align="justify" draw:textarea-vertical-align="middle" draw:auto-grow-height="false" fo:min-height="1.5cm" fo:min-width="2.501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ashed_20__28_var_29_" svg:stroke-width="0.035cm" svg:stroke-color="#2c5665" draw:marker-start-width="0.252cm" draw:marker-end-width="0.252cm" draw:fill="none" draw:opacity="100%" draw:textarea-horizontal-align="justify" draw:textarea-vertical-align="top" draw:auto-grow-height="false" fo:min-height="3.316cm" fo:min-width="7.56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b2ba77" draw:marker-start-width="0.252cm" draw:marker-end-width="0.252cm" draw:fill="solid" draw:fill-color="#d1d796" draw:textarea-horizontal-align="left" draw:textarea-vertical-align="top" draw:auto-grow-height="true" draw:auto-grow-width="false" fo:min-height="0.516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2c5665" draw:marker-start-width="0.252cm" draw:marker-end-width="0.252cm" draw:fill-color="#78a5af" draw:textarea-horizontal-align="justify" draw:textarea-vertical-align="middle" draw:auto-grow-height="false" fo:min-height="0.716cm" fo:min-width="4.3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2c5665" draw:marker-start-width="0.252cm" draw:marker-end="Arrow" draw:marker-end-width="0.252cm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2c5665" draw:marker-start="Arrow" draw:marker-start-width="0.252cm" draw:marker-end="" draw:marker-end-width="0.252cm" draw:fill-color="#ffffff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2c5665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57483b" draw:marker-start-width="0.252cm" draw:marker-end-width="0.252cm" draw:fill-color="#857160" draw:textarea-horizontal-align="justify" draw:textarea-vertical-align="middle" draw:auto-grow-height="false" fo:min-height="1.516cm" fo:min-width="5.866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ashed_20__28_var_29_" svg:stroke-width="0.035cm" svg:stroke-color="#2c5665" draw:marker-start-width="0.252cm" draw:marker-end-width="0.252cm" draw:fill="none" draw:opacity="100%" draw:textarea-horizontal-align="justify" draw:textarea-vertical-align="top" draw:auto-grow-height="false" fo:min-height="9.816cm" fo:min-width="8.8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57483b" draw:marker-start-width="0.252cm" draw:marker-end-width="0.252cm" draw:fill-color="#857160" draw:textarea-horizontal-align="justify" draw:textarea-vertical-align="middle" draw:auto-grow-height="false" fo:min-height="0.416cm" fo:min-width="1.766cm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-color="#4e8597"/>
      <style:paragraph-properties fo:text-align="start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857160"/>
      <style:paragraph-properties fo:text-align="center"/>
      <style:text-properties fo:color="#ffffff"/>
    </style:style>
    <style:style style:name="P5" style:family="paragraph">
      <loext:graphic-properties draw:fill="none" draw:opacity="100%"/>
      <style:paragraph-properties fo:text-align="start"/>
    </style:style>
    <style:style style:name="P6" style:family="paragraph">
      <loext:graphic-properties draw:fill="solid" draw:fill-color="#d1d796"/>
      <style:paragraph-properties fo:text-align="start"/>
      <style:text-properties fo:font-size="12pt"/>
    </style:style>
    <style:style style:name="P7" style:family="paragraph">
      <loext:graphic-properties draw:fill-color="#78a5af"/>
      <style:paragraph-properties fo:text-align="start"/>
      <style:text-properties fo:color="#ffffff"/>
    </style:style>
    <style:style style:name="P8" style:family="paragraph">
      <loext:graphic-properties draw:fill-color="#78a5af"/>
      <style:paragraph-properties fo:text-align="start"/>
      <style:text-properties fo:color="#ffffff"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start"/>
      <style:text-properties fo:color="#000000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857160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6.2cm" svg:x="6.8cm" svg:y="5.4cm">
          <text:p text:style-name="P1"><text:span text:style-name="T1">Instance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4cm" svg:height="6.2cm" svg:x="7.5cm" svg:y="6.3cm">
          <text:p text:style-name="P1"><text:span text:style-name="T1">Insta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4cm" svg:height="6.2cm" svg:x="8.3cm" svg:y="7.2cm">
          <text:p text:style-name="P1"><text:span text:style-name="T1">Instanc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3cm" svg:height="2.8cm" svg:x="8cm" svg:y="16.2cm">
          <text:p text:style-name="P3"><text:span text:style-name="T1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8.1cm" svg:height="3.6cm" svg:x="16.8cm" svg:y="7.8cm">
          <text:p text:style-name="P1">Apache Kafka</text:p>
          <draw:enhanced-geometry svg:viewBox="0 0 21600 21600" draw:type="rectangle" draw:enhanced-path="M 0 0 L 21600 0 21600 21600 0 21600 0 0 Z N"/>
        </draw:custom-shape>
        <draw:frame draw:style-name="gr5" draw:text-style-name="P6" xml:id="id2" draw:id="id2" draw:layer="layout" svg:width="5.9cm" svg:height="0.8cm" svg:x="18cm" svg:y="9.1cm">
          <draw:text-box>
            <text:p text:style-name="P1"><text:span text:style-name="T2"><text:s text:c="12"/></text:span><text:span text:style-name="T2">messages</text:span></text:p>
          </draw:text-box>
        </draw:frame>
        <draw:custom-shape draw:style-name="gr6" draw:text-style-name="P7" xml:id="id1" draw:id="id1" draw:layer="layout" svg:width="4.9cm" svg:height="1cm" svg:x="9.4cm" svg:y="9cm">
          <text:p text:style-name="P1"><text:span text:style-name="T3">Message</text:span><text:span text:style-name="T1"> </text:span><text:span text:style-name="T3">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3" draw:id="id3" draw:layer="layout" svg:width="4.9cm" svg:height="1cm" svg:x="9.4cm" svg:y="10.1cm">
          <text:p text:style-name="P1"><text:span text:style-name="T3">Message Consu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5" draw:id="id5" draw:layer="layout" svg:width="4.9cm" svg:height="1cm" svg:x="9.4cm" svg:y="12.3cm">
          <text:p text:style-name="P1"><text:span text:style-name="T3">Message Reposito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9" draw:layer="layout" svg:x1="14.3cm" svg:y1="9.5cm" svg:x2="18cm" svg:y2="9.5cm" draw:start-shape="id1" draw:start-glue-point="1" draw:end-shape="id2" draw:end-glue-point="3" svg:d="M14300 9500h3700" svg:viewBox="0 0 3701 1">
          <text:p/>
        </draw:connector>
        <draw:connector draw:style-name="gr8" draw:text-style-name="P9" draw:layer="layout" svg:x1="14.3cm" svg:y1="10.6cm" svg:x2="23.9cm" svg:y2="9.5cm" draw:start-shape="id3" draw:start-glue-point="1" draw:end-shape="id2" draw:end-glue-point="1" svg:d="M14300 10600h10118v-1100h-518" svg:viewBox="0 0 10119 1101">
          <text:p/>
        </draw:connector>
        <draw:connector draw:style-name="gr9" draw:text-style-name="P10" draw:layer="layout" draw:type="curve" svg:x1="9.5cm" svg:y1="16.2cm" svg:x2="11.85cm" svg:y2="13.3cm" draw:start-shape="id4" draw:start-glue-point="5" draw:end-shape="id5" svg:d="M9500 16200c0-2175 2350-725 2350-2900" svg:viewBox="0 0 2351 2901">
          <text:p/>
        </draw:connector>
        <draw:connector draw:style-name="gr9" draw:text-style-name="P10" draw:layer="layout" draw:type="curve" svg:x1="14.3cm" svg:y1="11.7cm" svg:x2="18.2cm" svg:y2="16.4cm" draw:start-shape="id6" draw:start-glue-point="1" draw:end-shape="id7" draw:end-glue-point="3" svg:d="M14300 11700c2925 0 975 4700 3900 4700" svg:viewBox="0 0 3901 4701">
          <text:p/>
        </draw:connector>
        <draw:custom-shape draw:style-name="gr10" draw:text-style-name="P4" xml:id="id7" draw:id="id7" draw:layer="layout" svg:width="6.4cm" svg:height="1.8cm" svg:x="18.2cm" svg:y="15.5cm">
          <text:p text:style-name="P3"><text:span text:style-name="T1">RabbitMQ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6" draw:id="id6" draw:layer="layout" svg:width="4.9cm" svg:height="1cm" svg:x="9.4cm" svg:y="11.2cm">
          <text:p text:style-name="P1"><text:span text:style-name="T3">Web Sock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9.4cm" svg:height="10.1cm" svg:x="5.7cm" svg:y="3.9cm">
          <text:p text:style-name="P1"><text:span text:style-name="T4">Falcon-io-task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3cm" svg:height="0.7cm" svg:x="12cm" svg:y="8.2cm">
          <text:p text:style-name="P12"><text:span text:style-name="T3">Frontend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bg" fo:country="BG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4:07:31.413182346</meta:creation-date>
    <dc:date>2018-06-29T13:50:57.672623796</dc:date>
    <meta:editing-duration>PT43M16S</meta:editing-duration>
    <meta:editing-cycles>11</meta:editing-cycles>
    <meta:generator>LibreOffice/5.4.5.1$Linux_X86_64 LibreOffice_project/40m0$Build-1</meta:generator>
    <meta:document-statistic meta:object-count="17"/>
  </office:meta>
</office:document-meta>
</file>